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162cm" fo:min-width="4.03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75cm" fo:min-width="2cm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000000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000000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75cm" fo:min-width="4.5cm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712cm" fo:min-width="0.785cm"/>
    </style:style>
    <style:style style:name="gr7" style:family="graphic" style:parent-style-name="standard">
      <style:graphic-properties draw:stroke="none" svg:stroke-width="0.02cm" svg:stroke-color="#000000" draw:marker-start-width="0.23cm" draw:marker-end-width="0.23cm" draw:fill="none" draw:fill-color="#ffffff" fo:min-height="0.7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5.022cm" svg:height="2cm" draw:transform="skewX (-0.010471975511966) translate (7cm 1cm)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5.022cm" svg:height="2cm" draw:transform="skewX (-0.010471975511966) translate (6.989cm 13.998cm)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5cm" svg:height="2cm" svg:x="7cm" svg:y="4cm">
          <text:p text:style-name="P1"><text:span text:style-name="T1">TIME(NOW) -</text:span><text:span text:style-name="T1"><text:line-break/></text:span><text:span text:style-name="T1">TIME(inode) &gt; </text:span><text:span text:style-name="T1"><text:line-break/></text:span><text:span text:style-name="T1">refresh_delay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" draw:text-style-name="P1" draw:layer="layout" draw:type="line" svg:x1="9.531cm" svg:y1="3cm" svg:x2="9.5cm" svg:y2="4cm" draw:start-shape="id1" draw:start-glue-point="6" draw:end-shape="id2" draw:end-glue-point="4" svg:d="M9531 3000l-31 1000" svg:viewBox="0 0 32 1001">
          <text:p/>
        </draw:connector>
        <draw:connector draw:style-name="gr4" draw:text-style-name="P1" draw:layer="layout" draw:line-skew="2.989cm 1.499cm" svg:x1="12cm" svg:y1="5cm" svg:x2="9.5cm" svg:y2="11cm" draw:start-shape="id2" draw:start-glue-point="7" draw:end-shape="id3" draw:end-glue-point="4" svg:d="M12000 5000h3500v5000h-6000v1000" svg:viewBox="0 0 6001 6001">
          <text:p text:style-name="P1"/>
        </draw:connector>
        <draw:custom-shape draw:style-name="gr5" draw:text-style-name="P1" xml:id="id4" draw:id="id4" draw:layer="layout" svg:width="5cm" svg:height="2cm" svg:x="1cm" svg:y="7cm">
          <text:p text:style-name="P1">Вызов</text:p>
          <text:p text:style-name="P1">salt_fill_di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3" draw:id="id3" draw:layer="layout" svg:width="5cm" svg:height="2cm" svg:x="7cm" svg:y="11cm">
          <text:p text:style-name="P1">Вызов</text:p>
          <text:p text:style-name="P1">dcache_readdi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7cm" svg:y1="5cm" svg:x2="3.5cm" svg:y2="7cm" draw:start-shape="id2" draw:start-glue-point="5" draw:end-shape="id4" svg:d="M7000 5000h-3500v2000" svg:viewBox="0 0 3501 2001">
          <text:p text:style-name="P1"/>
        </draw:connector>
        <draw:connector draw:style-name="gr3" draw:text-style-name="P1" draw:layer="layout" svg:x1="3.5cm" svg:y1="9cm" svg:x2="9.5cm" svg:y2="11cm" draw:start-shape="id4" draw:start-glue-point="6" draw:end-shape="id3" draw:end-glue-point="4" svg:d="M3500 9000v1001h6000v999" svg:viewBox="0 0 6001 2001">
          <text:p/>
        </draw:connector>
        <draw:frame draw:style-name="gr6" draw:layer="layout" svg:width="1.285cm" svg:height="0.962cm" svg:x="5cm" svg:y="4cm">
          <draw:text-box>
            <text:p>Да</text:p>
          </draw:text-box>
        </draw:frame>
        <draw:frame draw:style-name="gr7" draw:layer="layout" svg:width="1.7cm" svg:height="0.962cm" svg:x="12.8cm" svg:y="4.1cm">
          <draw:text-box>
            <text:p>Нет</text:p>
          </draw:text-box>
        </draw:frame>
        <draw:connector draw:style-name="gr8" draw:text-style-name="P1" draw:layer="measurelines" svg:x1="9.5cm" svg:y1="13cm" svg:x2="9.5cm" svg:y2="13.998cm" draw:start-shape="id3" draw:start-glue-point="6" draw:end-shape="id5" draw:end-glue-point="4" svg:d="M9500 13000v998" svg:viewBox="0 0 1 9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mas  Inflianskas</meta:initial-creator>
    <meta:creation-date>2015-01-10T14:47:28.555520590</meta:creation-date>
    <dc:date>2015-01-11T18:41:55.310123863</dc:date>
    <dc:creator>Romas  Inflianskas</dc:creator>
    <meta:editing-duration>PT1H43M21S</meta:editing-duration>
    <meta:editing-cycles>7</meta:editing-cycles>
    <meta:generator>LibreOffice/4.3.5.2.0$Linux_X86_64 LibreOffice_project/430m0$Build-2</meta:generator>
    <meta:document-statistic meta:object-count="12"/>
  </office:meta>
</office:document-meta>
</file>